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A000001944C82CEF74AFD043A.png" manifest:media-type="image/png"/>
  <manifest:file-entry manifest:full-path="Pictures/100002010000008F00000090905E91561440FE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9e9e9e" draw:fill-color="#9e9e9e" draw:textarea-horizontal-align="justify" draw:textarea-vertical-align="middle" draw:auto-grow-height="false" fo:min-height="4.538cm" fo:min-width="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465a4" loext:opacity="100%" fo:font-size="66pt" fo:font-weight="bold" style:font-size-asian="66pt" style:font-weight-asian="bold" style:font-size-complex="66pt" style:font-weight-complex="bold"/>
    </style:style>
    <style:style style:name="P3" style:family="paragraph">
      <loext:graphic-properties draw:fill-color="#9e9e9e"/>
      <style:paragraph-properties fo:text-align="center"/>
      <style:text-properties fo:color="#3465a4" loext:opacity="100%"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3465a4" loext:opacity="100%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5.08cm" svg:height="5.16cm" svg:x="0cm" svg:y="0cm">
          <draw:image xlink:href="Pictures/100002010000008F00000090905E91561440FEC9.png" xlink:type="simple" xlink:show="embed" xlink:actuate="onLoad" draw:mime-type="image/png">
            <text:p/>
          </draw:image>
        </draw:frame>
        <draw:frame draw:style-name="gr1" draw:text-style-name="P1" draw:layer="layout" svg:width="4.565cm" svg:height="4.765cm" svg:x="0.273cm" svg:y="0.254cm">
          <draw:image xlink:href="Pictures/100002010000017A000001944C82CEF74AFD043A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4.788cm" svg:x="0.25cm" svg:y="0.212cm">
          <text:p text:style-name="P2"><text:span text:style-name="T1">40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7T22:22:54.777453578</dc:date>
    <meta:editing-duration>PT10M17S</meta:editing-duration>
    <meta:editing-cycles>3</meta:editing-cycles>
    <meta:generator>LibreOffice/7.0.6.2$Linux_X86_64 LibreOffice_project/00$Build-2</meta:generator>
    <meta:document-statistic meta:object-count="3"/>
  </office:meta>
</office:document-meta>
</file>